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textarea-horizontal-align="justify" draw:textarea-vertical-align="middle" draw:auto-grow-height="false" fo:min-height="0.073cm" fo:min-width="0cm"/>
    </style:style>
    <style:style style:name="gr3" style:family="graphic" style:parent-style-name="standard">
      <style:graphic-properties draw:stroke="none" svg:stroke-color="#000000" draw:fill="none" draw:fill-color="#ffffff" fo:min-height="0.9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371cm"/>
      <style:paragraph-properties style:writing-mode="lr-tb"/>
    </style:style>
    <style:style style:name="gr5" style:family="graphic">
      <style:graphic-properties style:writing-mode="lr-tb"/>
    </style:style>
    <style:style style:name="gr6" style:family="graphic" style:parent-style-name="standard">
      <style:graphic-properties draw:stroke="solid" svg:stroke-width="0.053cm" svg:stroke-color="#3465a4" draw:marker-start="" draw:marker-start-width="0.278cm" draw:marker-start-center="false" draw:marker-end="" draw:marker-end-width="0.278cm" draw:marker-end-center="false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.199cm" draw:shadow-offset-y="0.199cm" draw:shadow-color="#808080"/>
    </style:style>
    <style:style style:name="gr7" style:family="graphic" style:parent-style-name="objectwithoutfill">
      <style:graphic-properties svg:stroke-width="0.053cm" svg:stroke-color="#ff0000" draw:marker-start="Arrowheads_20_1" draw:marker-start-width="0.279cm" draw:marker-end="Arrowheads_20_2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fo:min-height="0.039cm" fo:min-width="0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fill-color="#ff0000" draw:textarea-horizontal-align="justify" draw:textarea-vertical-align="middle" draw:auto-grow-height="false" fo:min-height="0.039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039cm" fo:min-width="0cm"/>
    </style:style>
    <style:style style:name="gr12" style:family="graphic" style:parent-style-name="objectwithoutfill">
      <style:graphic-properties svg:stroke-width="0.053cm" draw:marker-start-width="0.279cm" draw:marker-end="Arrowheads_20_6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marker-end="Arrowheads_20_6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3.536cm" svg:y1="3.512cm" svg:x2="4.113cm" svg:y2="3.512cm">
            <text:p/>
          </draw:line>
          <draw:line draw:style-name="gr1" draw:text-style-name="P1" draw:layer="layout" svg:x1="3.537cm" svg:y1="6.112cm" svg:x2="4.114cm" svg:y2="6.112cm">
            <text:p/>
          </draw:line>
          <draw:line draw:style-name="gr1" draw:text-style-name="P1" draw:layer="layout" svg:x1="3.569cm" svg:y1="6.127cm" svg:x2="3.569cm" svg:y2="3.439cm">
            <text:p/>
          </draw:line>
        </draw:g>
        <draw:line draw:style-name="gr1" draw:text-style-name="P1" draw:layer="layout" svg:x1="6.069cm" svg:y1="5.292cm" svg:x2="6.069cm" svg:y2="3.439cm">
          <text:p/>
        </draw:line>
        <draw:g>
          <draw:line draw:style-name="gr1" draw:text-style-name="P1" draw:layer="layout" svg:x1="8.614cm" svg:y1="3.512cm" svg:x2="8.037cm" svg:y2="3.512cm">
            <text:p/>
          </draw:line>
          <draw:line draw:style-name="gr1" draw:text-style-name="P1" draw:layer="layout" svg:x1="8.613cm" svg:y1="6.112cm" svg:x2="8.036cm" svg:y2="6.112cm">
            <text:p/>
          </draw:line>
          <draw:line draw:style-name="gr1" draw:text-style-name="P1" draw:layer="layout" svg:x1="8.581cm" svg:y1="6.127cm" svg:x2="8.581cm" svg:y2="3.439cm">
            <text:p/>
          </draw:line>
        </draw:g>
        <draw:custom-shape draw:style-name="gr2" draw:text-style-name="P2" draw:layer="layout" svg:width="0.457cm" svg:height="0.457cm" svg:x="3.96cm" svg:y="5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57cm" svg:height="0.457cm" svg:x="4.56cm" svg:y="5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57cm" svg:height="0.457cm" svg:x="7.66cm" svg:y="5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89cm" svg:height="1.154cm" svg:x="4.353cm" svg:y="3.464cm">
          <draw:text-box>
            <text:p text:style-name="P3"><text:span text:style-name="T1">A</text:span></text:p>
          </draw:text-box>
        </draw:frame>
        <draw:frame draw:style-name="gr3" draw:text-style-name="P4" draw:layer="layout" svg:width="0.89cm" svg:height="1.154cm" svg:x="6.653cm" svg:y="3.464cm">
          <draw:text-box>
            <text:p text:style-name="P3"><text:span text:style-name="T1">B</text:span></text:p>
          </draw:text-box>
        </draw:frame>
        <draw:frame draw:style-name="gr4" draw:text-style-name="P4" draw:layer="layout" svg:width="3.04cm" svg:height="2.621cm" svg:x="8.553cm" svg:y="3.464cm">
          <draw:text-box>
            <text:p text:style-name="P3"><text:span text:style-name="T1">Object</text:span></text:p>
            <text:p text:style-name="P3"><text:span text:style-name="T1"/></text:p>
            <text:p text:style-name="P3"><text:span text:style-name="T1">Oscillators</text:span></text:p>
            <text:p text:style-name="P3"><text:span text:style-name="T1"/></text:p>
            <text:p text:style-name="P3"><text:span text:style-name="T1">Energy Units</text:span></text:p>
          </draw:text-box>
        </draw:frame>
        <draw:g draw:style-name="gr5">
          <draw:g>
            <draw:line draw:style-name="gr6" draw:text-style-name="P5" draw:layer="layout" svg:x1="4.281cm" svg:y1="4.622cm" svg:x2="4.449cm" svg:y2="4.622cm">
              <text:p/>
            </draw:line>
            <draw:line draw:style-name="gr6" draw:text-style-name="P5" draw:layer="layout" svg:x1="5.052cm" svg:y1="4.622cm" svg:x2="5.22cm" svg:y2="4.622cm">
              <text:p/>
            </draw:line>
            <draw:line draw:style-name="gr6" draw:text-style-name="P5" draw:layer="layout" svg:x1="4.457cm" svg:y1="4.616cm" svg:x2="4.51cm" svg:y2="4.474cm">
              <text:p/>
            </draw:line>
            <draw:line draw:style-name="gr6" draw:text-style-name="P5" draw:layer="layout" svg:x1="4.618cm" svg:y1="4.786cm" svg:x2="4.5cm" svg:y2="4.474cm">
              <text:p/>
            </draw:line>
            <draw:line draw:style-name="gr6" draw:text-style-name="P5" draw:layer="layout" svg:x1="4.628cm" svg:y1="4.786cm" svg:x2="4.746cm" svg:y2="4.474cm">
              <text:p/>
            </draw:line>
            <draw:line draw:style-name="gr6" draw:text-style-name="P5" draw:layer="layout" svg:x1="4.875cm" svg:y1="4.786cm" svg:x2="4.757cm" svg:y2="4.474cm">
              <text:p/>
            </draw:line>
            <draw:line draw:style-name="gr6" draw:text-style-name="P5" draw:layer="layout" svg:x1="4.885cm" svg:y1="4.786cm" svg:x2="5.003cm" svg:y2="4.474cm">
              <text:p/>
            </draw:line>
            <draw:line draw:style-name="gr6" draw:text-style-name="P5" draw:layer="layout" svg:x1="5.066cm" svg:y1="4.616cm" svg:x2="5.013cm" svg:y2="4.474cm">
              <text:p/>
            </draw:line>
          </draw:g>
        </draw:g>
        <draw:g>
          <draw:line draw:style-name="gr6" draw:text-style-name="P5" draw:layer="layout" svg:x1="6.682cm" svg:y1="4.622cm" svg:x2="6.85cm" svg:y2="4.622cm">
            <text:p/>
          </draw:line>
          <draw:line draw:style-name="gr6" draw:text-style-name="P5" draw:layer="layout" svg:x1="7.453cm" svg:y1="4.622cm" svg:x2="7.621cm" svg:y2="4.622cm">
            <text:p/>
          </draw:line>
          <draw:line draw:style-name="gr6" draw:text-style-name="P5" draw:layer="layout" svg:x1="6.858cm" svg:y1="4.616cm" svg:x2="6.911cm" svg:y2="4.474cm">
            <text:p/>
          </draw:line>
          <draw:line draw:style-name="gr6" draw:text-style-name="P5" draw:layer="layout" svg:x1="7.019cm" svg:y1="4.786cm" svg:x2="6.901cm" svg:y2="4.474cm">
            <text:p/>
          </draw:line>
          <draw:line draw:style-name="gr6" draw:text-style-name="P5" draw:layer="layout" svg:x1="7.029cm" svg:y1="4.786cm" svg:x2="7.147cm" svg:y2="4.474cm">
            <text:p/>
          </draw:line>
          <draw:line draw:style-name="gr6" draw:text-style-name="P5" draw:layer="layout" svg:x1="7.276cm" svg:y1="4.786cm" svg:x2="7.158cm" svg:y2="4.474cm">
            <text:p/>
          </draw:line>
          <draw:line draw:style-name="gr6" draw:text-style-name="P5" draw:layer="layout" svg:x1="7.286cm" svg:y1="4.786cm" svg:x2="7.404cm" svg:y2="4.474cm">
            <text:p/>
          </draw:line>
          <draw:line draw:style-name="gr6" draw:text-style-name="P5" draw:layer="layout" svg:x1="7.467cm" svg:y1="4.616cm" svg:x2="7.414cm" svg:y2="4.474cm">
            <text:p/>
          </draw:line>
        </draw:g>
        <draw:line draw:style-name="gr7" draw:text-style-name="P1" draw:layer="layout" svg:x1="5.576cm" svg:y1="5.508cm" svg:x2="6.562cm" svg:y2="5.532cm">
          <text:p/>
        </draw:line>
        <draw:custom-shape draw:style-name="gr8" draw:text-style-name="P6" draw:layer="layout" svg:width="0.407cm" svg:height="0.407cm" svg:x="3.524cm" svg:y="9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07cm" svg:height="0.407cm" svg:x="3.924cm" svg:y="9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07cm" svg:height="0.407cm" svg:x="3.724cm" svg:y="10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07cm" svg:height="0.407cm" svg:x="4.124cm" svg:y="10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9" draw:text-style-name="P2" draw:layer="layout" svg:width="3.501cm" svg:height="3.501cm" svg:x="2.3cm" svg:y="8.664cm" draw:kind="arc" draw:start-angle="319.85" draw:end-angle="36.62">
          <text:p/>
        </draw:circle>
        <draw:circle draw:style-name="gr9" draw:text-style-name="P2" draw:layer="layout" svg:width="3.501cm" svg:height="3.501cm" svg:x="3.6cm" svg:y="8.665cm" draw:kind="arc" draw:start-angle="319.85" draw:end-angle="36.62">
          <text:p/>
        </draw:circle>
        <draw:circle draw:style-name="gr9" draw:text-style-name="P2" draw:layer="layout" svg:width="3.501cm" svg:height="3.501cm" svg:x="4.8cm" svg:y="8.666cm" draw:kind="arc" draw:start-angle="319.85" draw:end-angle="36.62">
          <text:p/>
        </draw:circle>
        <draw:circle draw:style-name="gr9" draw:text-style-name="P2" draw:layer="layout" svg:width="3.501cm" svg:height="3.501cm" svg:x="6cm" svg:y="8.667cm" draw:kind="arc" draw:start-angle="319.85" draw:end-angle="36.62">
          <text:p/>
        </draw:circle>
        <draw:custom-shape draw:style-name="gr10" draw:text-style-name="P7" draw:layer="layout" svg:width="0.407cm" svg:height="0.407cm" svg:x="6.924cm" svg:y="10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407cm" svg:height="0.407cm" svg:x="8.124cm" svg:y="10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8.507cm" svg:y1="8.562cm" svg:x2="7.795cm" svg:y2="10.211cm">
          <text:p/>
        </draw:line>
        <draw:line draw:style-name="gr13" draw:text-style-name="P1" draw:layer="layout" svg:x1="7.897cm" svg:y1="9.173cm" svg:x2="8.568cm" svg:y2="9.152cm">
          <text:p/>
        </draw:line>
        <draw:line draw:style-name="gr14" draw:text-style-name="P1" draw:layer="layout" svg:x1="7.51cm" svg:y1="10.516cm" svg:x2="7.999cm" svg:y2="10.516cm">
          <text:p/>
        </draw:line>
        <draw:custom-shape draw:style-name="gr8" draw:text-style-name="P6" draw:layer="layout" svg:width="0.407cm" svg:height="0.407cm" svg:x="3.524cm" svg:y="13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07cm" svg:height="0.407cm" svg:x="3.924cm" svg:y="13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07cm" svg:height="0.407cm" svg:x="3.724cm" svg:y="14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07cm" svg:height="0.407cm" svg:x="4.124cm" svg:y="14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9" draw:text-style-name="P2" draw:layer="layout" svg:width="3.501cm" svg:height="3.501cm" svg:x="2.3cm" svg:y="12.651cm" draw:kind="arc" draw:start-angle="319.85" draw:end-angle="36.62">
          <text:p/>
        </draw:circle>
        <draw:circle draw:style-name="gr9" draw:text-style-name="P2" draw:layer="layout" svg:width="3.501cm" svg:height="3.501cm" svg:x="3.6cm" svg:y="12.652cm" draw:kind="arc" draw:start-angle="319.85" draw:end-angle="36.62">
          <text:p/>
        </draw:circle>
        <draw:circle draw:style-name="gr9" draw:text-style-name="P2" draw:layer="layout" svg:width="3.501cm" svg:height="3.501cm" svg:x="4.8cm" svg:y="12.653cm" draw:kind="arc" draw:start-angle="319.85" draw:end-angle="36.62">
          <text:p/>
        </draw:circle>
        <draw:circle draw:style-name="gr9" draw:text-style-name="P2" draw:layer="layout" svg:width="3.501cm" svg:height="3.501cm" svg:x="6cm" svg:y="12.654cm" draw:kind="arc" draw:start-angle="319.85" draw:end-angle="36.62">
          <text:p/>
        </draw:circle>
        <draw:custom-shape draw:style-name="gr10" draw:text-style-name="P7" draw:layer="layout" svg:width="0.407cm" svg:height="0.407cm" svg:x="6.924cm" svg:y="14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Arrowheads_20_2" draw:display-name="Arrowheads 2" svg:viewBox="0 0 20 20" svg:d="M0 20l10-20 10 20z"/>
    <draw:marker draw:name="Arrowheads_20_6" draw:display-name="Arrowheads 6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23:18:33.408442442</meta:creation-date>
    <dc:date>2024-07-16T10:31:28.939372377</dc:date>
    <meta:editing-duration>P13DT11H12M55S</meta:editing-duration>
    <meta:editing-cycles>5</meta:editing-cycles>
    <meta:generator>LibreOffice/7.5.9.2$Linux_X86_64 LibreOffice_project/50$Build-2</meta:generator>
    <meta:document-statistic meta:object-count="57"/>
  </office:meta>
</office:document-meta>
</file>